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95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9016in" fo:break-before="auto" style:use-optimal-row-height="true"/>
    </style:style>
    <style:style style:name="ro4" style:family="table-row">
      <style:table-row-properties style:row-height="0.6634in" fo:break-before="auto" style:use-optimal-row-height="true"/>
    </style:style>
    <style:style style:name="ro5" style:family="table-row">
      <style:table-row-properties style:row-height="1.113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Tasks performed</text:p>
          </table:table-cell>
        </table:table-row>
        <table:table-row table:style-name="ro2">
          <table:table-cell office:value-type="string" calcext:value-type="string">
            <text:p>15-21/2</text:p>
          </table:table-cell>
          <table:table-cell office:value-type="string" calcext:value-type="string">
            <text:p>Automatic cluster creation in Azure with simple bash script.</text:p>
            <text:p>Files:automaticClusterDeployment/<text:span text:style-name="T1">deployCluster.sh and installMobilityDB.sh</text:span></text:p>
          </table:table-cell>
        </table:table-row>
        <table:table-row table:style-name="ro3">
          <table:table-cell office:value-type="string" calcext:value-type="string">
            <text:p>22-28/2</text:p>
          </table:table-cell>
          <table:table-cell office:value-type="string" calcext:value-type="string">
            <text:p>Started studying Kubernetes.</text:p>
            <text:p>Made a first deployment of MobilityDB + Citus + Kubernetes in Azure (1 master, 1 slave) by following this link:</text:p>
            <text:p><text:a xlink:href="https://severalnines.com/database-blog/using-kubernetes-deploy-postgresql" xlink:type="simple">https://severalnines.com/database-blog/using-kubernetes-deploy-postgresql</text:a></text:p>
            <text:p><text:span text:style-name="T1">Didn’t configure/checking Citus networking.</text:span></text:p>
            <text:p><text:span text:style-name="T2">Files: *.yaml under KubernetesDeployment/</text:span></text:p>
          </table:table-cell>
        </table:table-row>
        <table:table-row table:style-name="ro4">
          <table:table-cell table:style-name="Default" office:value-type="string" calcext:value-type="string">
            <text:p>1/3-7/3</text:p>
          </table:table-cell>
          <table:table-cell table:style-name="Default" office:value-type="string" calcext:value-type="string">
            <text:p>Finished Kubernetes Basic Tutorials</text:p>
            <text:p>Worker for Russian PGCONF for 2 days</text:p>
            <text:p>Deployed MobilityDB+Citus in K8S</text:p>
            <text:p><text:span text:style-name="T3">Files: *.yaml under KubernetesDeployment/</text:span></text:p>
          </table:table-cell>
        </table:table-row>
        <table:table-row table:style-name="ro5">
          <table:table-cell table:style-name="Default" office:value-type="string" calcext:value-type="string">
            <text:p>8/3-14/3</text:p>
          </table:table-cell>
          <table:table-cell table:style-name="Default" office:value-type="string" calcext:value-type="string">
            <text:p>Made several improvements to K8S Architecture</text:p>
            <text:p>Create Architecture diagram using creately</text:p>
            <text:p>Run pg_conf database and queries in K8S deployment</text:p>
            <text:p>Automate the deployment process</text:p>
            <text:p>Create docker image with latest MobilityDB and Citus 10.0 and deployed in the K8S cluster</text:p>
            <text:p>Files: automaticClusterDeployment/KubernetesCluster/*.sh</text:p>
            <text:p><text:span text:style-name="T1">Question for next meeting: How to handle the issue of turning off the Citus cluster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0:47:41.298111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8T18:36:24.451310508</meta:creation-date>
    <dc:date>2021-03-13T10:50:22.247664720</dc:date>
    <meta:editing-duration>PT14M42S</meta:editing-duration>
    <meta:editing-cycles>5</meta:editing-cycles>
    <meta:generator>LibreOffice/6.4.6.2$Linux_X86_64 LibreOffice_project/40$Build-2</meta:generator>
    <meta:document-statistic meta:table-count="1" meta:cell-count="10" meta:object-count="0"/>
  </office:meta>
</office:document-meta>
</file>